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tyle="italic" style:font-style-asian="italic" style:font-style-complex="italic"/>
    </style:style>
    <style:style style:name="P6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216cm" svg:y1="17.774cm" svg:x2="12.716cm" svg:y2="17.774cm">
          <text:p/>
        </draw:line>
        <draw:line draw:style-name="gr1" draw:text-style-name="P1" draw:layer="layout" svg:x1="12.017cm" svg:y1="18.561cm" svg:x2="12.016cm" svg:y2="17.774cm">
          <text:p/>
        </draw:line>
        <draw:line draw:style-name="gr1" draw:text-style-name="P1" draw:layer="layout" svg:x1="12.236cm" svg:y1="18.774cm" svg:x2="12.016cm" svg:y2="18.562cm">
          <text:p/>
        </draw:line>
        <draw:line draw:style-name="gr1" draw:text-style-name="P1" draw:layer="layout" svg:x1="12.716cm" svg:y1="17.775cm" svg:x2="12.811cm" svg:y2="17.661cm">
          <text:p/>
        </draw:line>
        <draw:line draw:style-name="gr1" draw:text-style-name="P1" draw:layer="layout" svg:x1="11.125cm" svg:y1="17.887cm" svg:x2="11.22cm" svg:y2="17.773cm">
          <text:p/>
        </draw:line>
        <draw:line draw:style-name="gr1" draw:text-style-name="P1" draw:layer="layout" svg:x1="8.998cm" svg:y1="18.521cm" svg:x2="8.997cm" svg:y2="17.734cm">
          <text:p/>
        </draw:line>
        <draw:line draw:style-name="gr1" draw:text-style-name="P1" draw:layer="layout" svg:x1="8.997cm" svg:y1="18.522cm" svg:x2="8.777cm" svg:y2="18.734cm">
          <text:p/>
        </draw:line>
        <draw:line draw:style-name="gr1" draw:text-style-name="P1" draw:layer="layout" svg:x1="8.196cm" svg:y1="17.734cm" svg:x2="9.696cm" svg:y2="17.734cm">
          <text:p/>
        </draw:line>
        <draw:line draw:style-name="gr1" draw:text-style-name="P1" draw:layer="layout" svg:x1="9.696cm" svg:y1="17.735cm" svg:x2="9.791cm" svg:y2="17.621cm">
          <text:p/>
        </draw:line>
        <draw:line draw:style-name="gr1" draw:text-style-name="P1" draw:layer="layout" svg:x1="8.105cm" svg:y1="17.847cm" svg:x2="8.2cm" svg:y2="17.733cm">
          <text:p/>
        </draw:line>
        <draw:line draw:style-name="gr1" draw:text-style-name="P1" draw:layer="layout" svg:x1="8.496cm" svg:y1="17.634cm" svg:x2="9.443cm" svg:y2="17.636cm">
          <text:p/>
        </draw:line>
        <draw:line draw:style-name="gr1" draw:text-style-name="P1" draw:layer="layout" svg:x1="11.517cm" svg:y1="17.674cm" svg:x2="12.464cm" svg:y2="17.676cm">
          <text:p/>
        </draw:line>
        <draw:line draw:style-name="gr1" draw:text-style-name="P1" draw:layer="layout" svg:x1="4.716cm" svg:y1="17.775cm" svg:x2="6.216cm" svg:y2="17.775cm">
          <text:p/>
        </draw:line>
        <draw:line draw:style-name="gr1" draw:text-style-name="P1" draw:layer="layout" svg:x1="5.517cm" svg:y1="18.562cm" svg:x2="5.516cm" svg:y2="17.775cm">
          <text:p/>
        </draw:line>
        <draw:line draw:style-name="gr1" draw:text-style-name="P1" draw:layer="layout" svg:x1="5.736cm" svg:y1="18.775cm" svg:x2="5.516cm" svg:y2="18.563cm">
          <text:p/>
        </draw:line>
        <draw:line draw:style-name="gr1" draw:text-style-name="P1" draw:layer="layout" svg:x1="6.216cm" svg:y1="17.776cm" svg:x2="6.311cm" svg:y2="17.662cm">
          <text:p/>
        </draw:line>
        <draw:line draw:style-name="gr1" draw:text-style-name="P1" draw:layer="layout" svg:x1="4.625cm" svg:y1="17.888cm" svg:x2="4.72cm" svg:y2="17.774cm">
          <text:p/>
        </draw:line>
        <draw:line draw:style-name="gr1" draw:text-style-name="P1" draw:layer="layout" svg:x1="2.518cm" svg:y1="18.562cm" svg:x2="2.517cm" svg:y2="17.775cm">
          <text:p/>
        </draw:line>
        <draw:line draw:style-name="gr1" draw:text-style-name="P1" draw:layer="layout" svg:x1="2.517cm" svg:y1="18.563cm" svg:x2="2.297cm" svg:y2="18.775cm">
          <text:p/>
        </draw:line>
        <draw:line draw:style-name="gr1" draw:text-style-name="P1" draw:layer="layout" svg:x1="1.716cm" svg:y1="17.775cm" svg:x2="3.216cm" svg:y2="17.775cm">
          <text:p/>
        </draw:line>
        <draw:line draw:style-name="gr1" draw:text-style-name="P1" draw:layer="layout" svg:x1="3.216cm" svg:y1="17.776cm" svg:x2="3.311cm" svg:y2="17.662cm">
          <text:p/>
        </draw:line>
        <draw:line draw:style-name="gr1" draw:text-style-name="P1" draw:layer="layout" svg:x1="1.625cm" svg:y1="17.888cm" svg:x2="1.72cm" svg:y2="17.774cm">
          <text:p/>
        </draw:line>
        <draw:connector draw:style-name="gr2" draw:text-style-name="P1" draw:layer="layout" draw:type="curve" svg:x1="7.794cm" svg:y1="17.116cm" svg:x2="5.085cm" svg:y2="15.239cm" svg:d="m7794 17116c-1806 0-2709-625-2709-1877">
          <text:p/>
        </draw:connector>
        <draw:line draw:style-name="gr2" draw:text-style-name="P1" draw:layer="layout" svg:x1="12.773cm" svg:y1="16.109cm" svg:x2="8.494cm" svg:y2="16.106cm">
          <text:p/>
        </draw:line>
        <draw:line draw:style-name="gr1" draw:text-style-name="P1" draw:layer="layout" svg:x1="1.188cm" svg:y1="16.097cm" svg:x2="0.688cm" svg:y2="16.097cm">
          <text:p/>
        </draw:line>
        <draw:line draw:style-name="gr1" draw:text-style-name="P1" draw:layer="layout" svg:x1="2.288cm" svg:y1="16.097cm" svg:x2="1.688cm" svg:y2="16.097cm">
          <text:p/>
        </draw:line>
        <draw:frame draw:style-name="gr3" draw:text-style-name="P2" draw:layer="layout" svg:width="0.675cm" svg:height="0.645cm" svg:x="1.088cm" svg:y="15.352cm">
          <draw:text-box>
            <text:p text:style-name="P1"><text:span text:style-name="T1"><text:s/></text:span><text:span text:style-name="T1">j</text:span></text:p>
          </draw:text-box>
        </draw:frame>
        <draw:frame draw:style-name="gr4" draw:text-style-name="P3" draw:layer="layout" svg:width="0.769cm" svg:height="0.758cm" svg:x="1.074cm" svg:y="15.781cm">
          <draw:text-box>
            <text:p text:style-name="P1"><text:span text:style-name="T1">и</text:span></text:p>
          </draw:text-box>
        </draw:frame>
        <draw:frame draw:style-name="gr4" draw:text-style-name="P3" draw:layer="layout" svg:width="0.769cm" svg:height="0.758cm" svg:x="11.954cm" svg:y="18.241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11.401cm" svg:y="18.221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4.912cm" svg:y="18.241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8.918cm" svg:y="18.181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5.543cm" svg:y="18.241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8.328cm" svg:y="18.15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2.51cm" svg:y="18.18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1.88cm" svg:y="18.18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10.687cm" svg:y="15.13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5.089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756cm" svg:y="9.713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5.08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562cm" svg:y="15.044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5.08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5.08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3.589cm" svg:y="15.089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4.794cm" svg:y="8.336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5.09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9.794cm" svg:y="7.542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5.0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081cm" svg:y="11.678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5.0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5.0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3.589cm" svg:y="15.09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2.702cm" svg:y="5.306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9.855cm" svg:y="9.162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737cm" svg:y="5.137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5.0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8.294cm" svg:y="12.543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5.0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5.0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3.589cm" svg:y="15.09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10.585cm" svg:y="10.453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821cm" svg:y="6.917cm">
          <draw:text-box>
            <text:p text:style-name="P1"><text:span text:style-name="T1">A</text:span></text:p>
          </draw:text-box>
        </draw:frame>
        <draw:frame draw:style-name="gr4" draw:text-style-name="P3" draw:layer="layout" svg:width="0.769cm" svg:height="0.758cm" svg:x="9.685cm" svg:y="15.0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2.954cm" svg:y="4.497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2.19cm" svg:y="6.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5.09cm">
          <draw:text-box>
            <text:p text:style-name="P1"><text:span text:style-name="T1">2</text:span></text:p>
          </draw:text-box>
        </draw:frame>
        <draw:frame draw:style-name="gr4" draw:text-style-name="P3" draw:layer="layout" svg:width="1.937cm" svg:height="0.758cm" svg:x="4.927cm" svg:y="1.87cm">
          <draw:text-box>
            <text:p text:style-name="P1"><text:span text:style-name="T1">касается</text:span></text:p>
          </draw:text-box>
        </draw:frame>
        <draw:frame draw:style-name="gr5" draw:text-style-name="P2" draw:layer="layout" svg:width="1cm" svg:height="0.645cm" svg:x="9.526cm" svg:y="9.876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6.319cm" svg:y="6.965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5.633cm" svg:y="3.694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6.581cm" svg:y="8.343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8.167cm" svg:y="4.491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5.485cm" svg:y="2.953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4.073cm" svg:y="6.611cm">
          <draw:text-box>
            <text:p text:style-name="P1"><text:span text:style-name="T1">2</text:span></text:p>
          </draw:text-box>
        </draw:frame>
        <draw:frame draw:style-name="gr4" draw:text-style-name="P6" draw:layer="layout" svg:width="12.635cm" svg:height="1.433cm" svg:x="1.497cm" svg:y="0.269cm">
          <draw:text-box>
            <text:p text:style-name="P5"><text:span text:style-name="T2">Что касается известного спора о недопустимости «давления на суд», </text:span></text:p>
            <text:p text:style-name="P5"><text:span text:style-name="T2">то после выступления премьер-министра по телевизору, я думаю, </text:span></text:p>
            <text:p text:style-name="P5"><text:span text:style-name="T2">к нему возвращаться уже не стоит.</text:span></text:p>
          </draw:text-box>
        </draw:frame>
        <draw:line draw:style-name="gr1" draw:text-style-name="P1" draw:layer="layout" svg:x1="5.989cm" svg:y1="2.382cm" svg:x2="5.989cm" svg:y2="3.801cm">
          <text:p/>
        </draw:line>
        <draw:frame draw:style-name="gr4" draw:text-style-name="P3" draw:layer="layout" svg:width="1.035cm" svg:height="0.758cm" svg:x="5.51cm" svg:y="3.994cm">
          <draw:text-box>
            <text:p text:style-name="P1"><text:span text:style-name="T1">что</text:span></text:p>
          </draw:text-box>
        </draw:frame>
        <draw:line draw:style-name="gr1" draw:text-style-name="P1" draw:layer="layout" svg:x1="5.989cm" svg:y1="2.382cm" svg:x2="8.532cm" svg:y2="4.613cm">
          <text:p/>
        </draw:line>
        <draw:line draw:style-name="gr1" draw:text-style-name="P1" draw:layer="layout" svg:x1="7.741cm" svg:y1="5.034cm" svg:x2="9.241cm" svg:y2="5.034cm">
          <text:p/>
        </draw:line>
        <draw:line draw:style-name="gr1" draw:text-style-name="P1" draw:layer="layout" svg:x1="8.542cm" svg:y1="5.821cm" svg:x2="8.541cm" svg:y2="5.034cm">
          <text:p/>
        </draw:line>
        <draw:line draw:style-name="gr1" draw:text-style-name="P1" draw:layer="layout" svg:x1="8.761cm" svg:y1="6.034cm" svg:x2="8.541cm" svg:y2="5.822cm">
          <text:p/>
        </draw:line>
        <draw:line draw:style-name="gr1" draw:text-style-name="P1" draw:layer="layout" svg:x1="9.241cm" svg:y1="5.035cm" svg:x2="9.336cm" svg:y2="4.921cm">
          <text:p/>
        </draw:line>
        <draw:line draw:style-name="gr1" draw:text-style-name="P1" draw:layer="layout" svg:x1="7.65cm" svg:y1="5.147cm" svg:x2="7.745cm" svg:y2="5.033cm">
          <text:p/>
        </draw:line>
        <draw:frame draw:style-name="gr4" draw:text-style-name="P3" draw:layer="layout" svg:width="1.26cm" svg:height="0.758cm" svg:x="7.337cm" svg:y="5.5cm">
          <draw:text-box>
            <text:p text:style-name="P1"><text:span text:style-name="T1">спор</text:span></text:p>
          </draw:text-box>
        </draw:frame>
        <draw:frame draw:style-name="gr4" draw:text-style-name="P3" draw:layer="layout" svg:width="0.815cm" svg:height="0.758cm" svg:x="8.568cm" svg:y="5.5cm">
          <draw:text-box>
            <text:p text:style-name="P1"><text:span text:style-name="T1">-а</text:span></text:p>
          </draw:text-box>
        </draw:frame>
        <draw:line draw:style-name="gr1" draw:text-style-name="P1" draw:layer="layout" svg:x1="7.955cm" svg:y1="6.056cm" svg:x2="6.704cm" svg:y2="7.115cm">
          <text:p/>
        </draw:line>
        <draw:line draw:style-name="gr1" draw:text-style-name="P1" draw:layer="layout" svg:x1="7.955cm" svg:y1="6.057cm" svg:x2="9.254cm" svg:y2="7.019cm">
          <text:p/>
        </draw:line>
        <draw:frame draw:style-name="gr4" draw:text-style-name="P3" draw:layer="layout" svg:width="2.276cm" svg:height="0.758cm" svg:x="5.645cm" svg:y="7.266cm">
          <draw:text-box>
            <text:p text:style-name="P1"><text:span text:style-name="T1">известного</text:span></text:p>
          </draw:text-box>
        </draw:frame>
        <draw:line draw:style-name="gr1" draw:text-style-name="P1" draw:layer="layout" svg:x1="9.199cm" svg:y1="8.249cm" svg:x2="9.198cm" svg:y2="7.462cm">
          <text:p/>
        </draw:line>
        <draw:line draw:style-name="gr1" draw:text-style-name="P1" draw:layer="layout" svg:x1="9.198cm" svg:y1="8.25cm" svg:x2="8.978cm" svg:y2="8.462cm">
          <text:p/>
        </draw:line>
        <draw:line draw:style-name="gr1" draw:text-style-name="P1" draw:layer="layout" svg:x1="8.397cm" svg:y1="7.462cm" svg:x2="9.897cm" svg:y2="7.462cm">
          <text:p/>
        </draw:line>
        <draw:line draw:style-name="gr1" draw:text-style-name="P1" draw:layer="layout" svg:x1="9.897cm" svg:y1="7.463cm" svg:x2="9.992cm" svg:y2="7.349cm">
          <text:p/>
        </draw:line>
        <draw:line draw:style-name="gr1" draw:text-style-name="P1" draw:layer="layout" svg:x1="8.306cm" svg:y1="7.575cm" svg:x2="8.401cm" svg:y2="7.461cm">
          <text:p/>
        </draw:line>
        <draw:frame draw:style-name="gr4" draw:text-style-name="P3" draw:layer="layout" svg:width="3.148cm" svg:height="0.758cm" svg:x="9.091cm" svg:y="7.867cm">
          <draw:text-box>
            <text:p text:style-name="P1"><text:span text:style-name="T1">недопустимости</text:span></text:p>
          </draw:text-box>
        </draw:frame>
        <draw:frame draw:style-name="gr4" draw:text-style-name="P3" draw:layer="layout" svg:width="0.769cm" svg:height="0.758cm" svg:x="8.561cm" svg:y="7.567cm">
          <draw:text-box>
            <text:p text:style-name="P1"><text:span text:style-name="T1">о</text:span></text:p>
          </draw:text-box>
        </draw:frame>
        <draw:line draw:style-name="gr1" draw:text-style-name="P1" draw:layer="layout" svg:x1="10.24cm" svg:y1="8.534cm" svg:x2="10.24cm" svg:y2="9.231cm">
          <text:p/>
        </draw:line>
        <draw:line draw:style-name="gr1" draw:text-style-name="P1" draw:layer="layout" svg:x1="10.209cm" svg:y1="10.493cm" svg:x2="10.208cm" svg:y2="9.706cm">
          <text:p/>
        </draw:line>
        <draw:line draw:style-name="gr1" draw:text-style-name="P1" draw:layer="layout" svg:x1="10.208cm" svg:y1="10.494cm" svg:x2="9.988cm" svg:y2="10.706cm">
          <text:p/>
        </draw:line>
        <draw:line draw:style-name="gr1" draw:text-style-name="P1" draw:layer="layout" svg:x1="9.407cm" svg:y1="9.706cm" svg:x2="10.907cm" svg:y2="9.706cm">
          <text:p/>
        </draw:line>
        <draw:line draw:style-name="gr1" draw:text-style-name="P1" draw:layer="layout" svg:x1="10.907cm" svg:y1="9.707cm" svg:x2="11.002cm" svg:y2="9.593cm">
          <text:p/>
        </draw:line>
        <draw:line draw:style-name="gr1" draw:text-style-name="P1" draw:layer="layout" svg:x1="9.316cm" svg:y1="9.819cm" svg:x2="9.411cm" svg:y2="9.705cm">
          <text:p/>
        </draw:line>
        <draw:line draw:style-name="gr1" draw:text-style-name="P1" draw:layer="layout" svg:x1="11.219cm" svg:y1="11.07cm" svg:x2="11.218cm" svg:y2="10.283cm">
          <text:p/>
        </draw:line>
        <draw:line draw:style-name="gr1" draw:text-style-name="P1" draw:layer="layout" svg:x1="11.218cm" svg:y1="11.071cm" svg:x2="10.998cm" svg:y2="11.283cm">
          <text:p/>
        </draw:line>
        <draw:line draw:style-name="gr1" draw:text-style-name="P1" draw:layer="layout" svg:x1="10.417cm" svg:y1="10.283cm" svg:x2="11.917cm" svg:y2="10.283cm">
          <text:p/>
        </draw:line>
        <draw:line draw:style-name="gr1" draw:text-style-name="P1" draw:layer="layout" svg:x1="11.917cm" svg:y1="10.284cm" svg:x2="12.012cm" svg:y2="10.17cm">
          <text:p/>
        </draw:line>
        <draw:line draw:style-name="gr1" draw:text-style-name="P1" draw:layer="layout" svg:x1="10.326cm" svg:y1="10.396cm" svg:x2="10.421cm" svg:y2="10.282cm">
          <text:p/>
        </draw:line>
        <draw:frame draw:style-name="gr4" draw:text-style-name="P3" draw:layer="layout" svg:width="3.575cm" svg:height="0.758cm" svg:x="11.211cm" svg:y="10.688cm">
          <draw:text-box>
            <text:p text:style-name="P1"><text:span text:style-name="T1">«давления на суд»</text:span></text:p>
          </draw:text-box>
        </draw:frame>
        <draw:line draw:style-name="gr1" draw:text-style-name="P1" draw:layer="layout" svg:x1="5.989cm" svg:y1="2.383cm" svg:x2="3.295cm" svg:y2="4.619cm">
          <text:p/>
        </draw:line>
        <draw:line draw:style-name="gr1" draw:text-style-name="P1" draw:layer="layout" svg:x1="3.393cm" svg:y1="5.905cm" svg:x2="3.392cm" svg:y2="5.118cm">
          <text:p/>
        </draw:line>
        <draw:line draw:style-name="gr1" draw:text-style-name="P1" draw:layer="layout" svg:x1="3.392cm" svg:y1="5.906cm" svg:x2="3.172cm" svg:y2="6.118cm">
          <text:p/>
        </draw:line>
        <draw:line draw:style-name="gr1" draw:text-style-name="P1" draw:layer="layout" svg:x1="2.591cm" svg:y1="5.118cm" svg:x2="4.091cm" svg:y2="5.118cm">
          <text:p/>
        </draw:line>
        <draw:line draw:style-name="gr1" draw:text-style-name="P1" draw:layer="layout" svg:x1="4.091cm" svg:y1="5.119cm" svg:x2="4.186cm" svg:y2="5.005cm">
          <text:p/>
        </draw:line>
        <draw:line draw:style-name="gr1" draw:text-style-name="P1" draw:layer="layout" svg:x1="2.5cm" svg:y1="5.231cm" svg:x2="2.595cm" svg:y2="5.117cm">
          <text:p/>
        </draw:line>
        <draw:line draw:style-name="gr1" draw:text-style-name="P1" draw:layer="layout" svg:x1="2.891cm" svg:y1="5.018cm" svg:x2="3.838cm" svg:y2="5.02cm">
          <text:p/>
        </draw:line>
        <draw:frame draw:style-name="gr4" draw:text-style-name="P3" draw:layer="layout" svg:width="1.577cm" svg:height="0.758cm" svg:x="3.313cm" svg:y="5.565cm">
          <draw:text-box>
            <text:p text:style-name="P1"><text:span text:style-name="T1">думаю</text:span></text:p>
          </draw:text-box>
        </draw:frame>
        <draw:line draw:style-name="gr1" draw:text-style-name="P1" draw:layer="layout" svg:x1="4.089cm" svg:y1="6.135cm" svg:x2="2.67cm" svg:y2="7.625cm">
          <text:p/>
        </draw:line>
        <draw:frame draw:style-name="gr4" draw:text-style-name="P3" draw:layer="layout" svg:width="0.769cm" svg:height="0.758cm" svg:x="2.216cm" svg:y="7.887cm">
          <draw:text-box>
            <text:p text:style-name="P1"><text:span text:style-name="T1">я</text:span></text:p>
          </draw:text-box>
        </draw:frame>
        <draw:line draw:style-name="gr1" draw:text-style-name="P1" draw:layer="layout" svg:x1="4.089cm" svg:y1="6.136cm" svg:x2="5.388cm" svg:y2="7.721cm">
          <text:p/>
        </draw:line>
        <draw:frame draw:style-name="gr4" draw:text-style-name="P3" draw:layer="layout" svg:width="0.777cm" svg:height="0.758cm" svg:x="7.545cm" svg:y="15.01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7.546cm" svg:y="15.01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7.546cm" svg:y="15.01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7.546cm" svg:y="15.01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7.546cm" svg:y="15.01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7.546cm" svg:y="15.01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2.207cm" svg:y="7.591cm">
          <draw:text-box>
            <text:p text:style-name="P1"><text:span text:style-name="T1">O</text:span></text:p>
          </draw:text-box>
        </draw:frame>
        <draw:frame draw:style-name="gr4" draw:text-style-name="P3" draw:layer="layout" svg:width="0.777cm" svg:height="0.758cm" svg:x="4.973cm" svg:y="7.59cm">
          <draw:text-box>
            <text:p text:style-name="P1"><text:span text:style-name="T1">O</text:span></text:p>
          </draw:text-box>
        </draw:frame>
        <draw:line draw:style-name="gr1" draw:text-style-name="P1" draw:layer="layout" svg:x1="5.462cm" svg:y1="8.984cm" svg:x2="5.461cm" svg:y2="8.197cm">
          <text:p/>
        </draw:line>
        <draw:line draw:style-name="gr1" draw:text-style-name="P1" draw:layer="layout" svg:x1="5.461cm" svg:y1="8.985cm" svg:x2="5.241cm" svg:y2="9.197cm">
          <text:p/>
        </draw:line>
        <draw:line draw:style-name="gr1" draw:text-style-name="P1" draw:layer="layout" svg:x1="4.66cm" svg:y1="8.197cm" svg:x2="6.16cm" svg:y2="8.197cm">
          <text:p/>
        </draw:line>
        <draw:line draw:style-name="gr1" draw:text-style-name="P1" draw:layer="layout" svg:x1="6.16cm" svg:y1="8.198cm" svg:x2="6.255cm" svg:y2="8.084cm">
          <text:p/>
        </draw:line>
        <draw:line draw:style-name="gr1" draw:text-style-name="P1" draw:layer="layout" svg:x1="4.569cm" svg:y1="8.31cm" svg:x2="4.664cm" svg:y2="8.196cm">
          <text:p/>
        </draw:line>
        <draw:line draw:style-name="gr1" draw:text-style-name="P1" draw:layer="layout" svg:x1="4.96cm" svg:y1="8.097cm" svg:x2="5.907cm" svg:y2="8.099cm">
          <text:p/>
        </draw:line>
        <draw:frame draw:style-name="gr4" draw:text-style-name="P3" draw:layer="layout" svg:width="2.322cm" svg:height="0.758cm" svg:x="5.382cm" svg:y="8.644cm">
          <draw:text-box>
            <text:p text:style-name="P1"><text:span text:style-name="T1">то не стоит</text:span></text:p>
          </draw:text-box>
        </draw:frame>
        <draw:line draw:style-name="gr1" draw:text-style-name="P1" draw:layer="layout" svg:x1="6.422cm" svg:y1="9.238cm" svg:x2="4.233cm" svg:y2="10.872cm">
          <text:p/>
        </draw:line>
        <draw:frame draw:style-name="gr5" draw:text-style-name="P2" draw:layer="layout" svg:width="1cm" svg:height="0.645cm" svg:x="6.995cm" svg:y="10.736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182cm" svg:y="10.743cm">
          <draw:text-box>
            <text:p text:style-name="P1"><text:span text:style-name="T1">I</text:span></text:p>
          </draw:text-box>
        </draw:frame>
        <draw:frame draw:style-name="gr4" draw:text-style-name="P3" draw:layer="layout" svg:width="0.777cm" svg:height="0.758cm" svg:x="7.174cm" svg:y="9.99cm">
          <draw:text-box>
            <text:p text:style-name="P1"><text:span text:style-name="T1">O</text:span></text:p>
          </draw:text-box>
        </draw:frame>
        <draw:line draw:style-name="gr1" draw:text-style-name="P1" draw:layer="layout" svg:x1="7.663cm" svg:y1="11.384cm" svg:x2="7.662cm" svg:y2="10.597cm">
          <text:p/>
        </draw:line>
        <draw:line draw:style-name="gr1" draw:text-style-name="P1" draw:layer="layout" svg:x1="7.662cm" svg:y1="11.385cm" svg:x2="7.442cm" svg:y2="11.597cm">
          <text:p/>
        </draw:line>
        <draw:line draw:style-name="gr1" draw:text-style-name="P1" draw:layer="layout" svg:x1="6.861cm" svg:y1="10.597cm" svg:x2="8.361cm" svg:y2="10.597cm">
          <text:p/>
        </draw:line>
        <draw:line draw:style-name="gr1" draw:text-style-name="P1" draw:layer="layout" svg:x1="8.361cm" svg:y1="10.598cm" svg:x2="8.456cm" svg:y2="10.484cm">
          <text:p/>
        </draw:line>
        <draw:line draw:style-name="gr1" draw:text-style-name="P1" draw:layer="layout" svg:x1="6.77cm" svg:y1="10.71cm" svg:x2="6.865cm" svg:y2="10.596cm">
          <text:p/>
        </draw:line>
        <draw:line draw:style-name="gr1" draw:text-style-name="P1" draw:layer="layout" svg:x1="7.161cm" svg:y1="10.497cm" svg:x2="8.108cm" svg:y2="10.499cm">
          <text:p/>
        </draw:line>
        <draw:frame draw:style-name="gr4" draw:text-style-name="P3" draw:layer="layout" svg:width="2.796cm" svg:height="0.758cm" svg:x="7.583cm" svg:y="11.044cm">
          <draw:text-box>
            <text:p text:style-name="P1"><text:span text:style-name="T1">возвращаться</text:span></text:p>
          </draw:text-box>
        </draw:frame>
        <draw:line draw:style-name="gr1" draw:text-style-name="P1" draw:layer="layout" svg:x1="8.623cm" svg:y1="11.638cm" svg:x2="8.635cm" svg:y2="12.603cm">
          <text:p/>
        </draw:line>
        <draw:line draw:style-name="gr1" draw:text-style-name="P1" draw:layer="layout" svg:x1="6.422cm" svg:y1="9.238cm" svg:x2="7.384cm" svg:y2="9.982cm">
          <text:p/>
        </draw:line>
        <draw:line draw:style-name="gr1" draw:text-style-name="P1" draw:layer="layout" svg:x1="8.652cm" svg:y1="13.848cm" svg:x2="8.651cm" svg:y2="13.061cm">
          <text:p/>
        </draw:line>
        <draw:line draw:style-name="gr1" draw:text-style-name="P1" draw:layer="layout" svg:x1="8.651cm" svg:y1="13.849cm" svg:x2="8.431cm" svg:y2="14.061cm">
          <text:p/>
        </draw:line>
        <draw:line draw:style-name="gr1" draw:text-style-name="P1" draw:layer="layout" svg:x1="7.85cm" svg:y1="13.061cm" svg:x2="9.35cm" svg:y2="13.061cm">
          <text:p/>
        </draw:line>
        <draw:line draw:style-name="gr1" draw:text-style-name="P1" draw:layer="layout" svg:x1="9.35cm" svg:y1="13.062cm" svg:x2="9.445cm" svg:y2="12.948cm">
          <text:p/>
        </draw:line>
        <draw:line draw:style-name="gr1" draw:text-style-name="P1" draw:layer="layout" svg:x1="7.759cm" svg:y1="13.174cm" svg:x2="7.854cm" svg:y2="13.06cm">
          <text:p/>
        </draw:line>
        <draw:frame draw:style-name="gr4" draw:text-style-name="P3" draw:layer="layout" svg:width="1.315cm" svg:height="0.758cm" svg:x="8.544cm" svg:y="13.466cm">
          <draw:text-box>
            <text:p text:style-name="P1"><text:span text:style-name="T1">нему</text:span></text:p>
          </draw:text-box>
        </draw:frame>
        <draw:frame draw:style-name="gr4" draw:text-style-name="P3" draw:layer="layout" svg:width="0.769cm" svg:height="0.758cm" svg:x="8.014cm" svg:y="13.466cm">
          <draw:text-box>
            <text:p text:style-name="P1"><text:span text:style-name="T1">к</text:span></text:p>
          </draw:text-box>
        </draw:frame>
        <draw:line draw:style-name="gr1" draw:text-style-name="P1" draw:layer="layout" svg:x1="6.423cm" svg:y1="9.238cm" svg:x2="6.422cm" svg:y2="11.786cm">
          <text:p/>
        </draw:line>
        <draw:frame draw:style-name="gr4" draw:text-style-name="P3" draw:layer="layout" svg:width="1.116cm" svg:height="0.758cm" svg:x="5.982cm" svg:y="11.978cm">
          <draw:text-box>
            <text:p text:style-name="P1"><text:span text:style-name="T1">уж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1:04:29</dc:date>
    <dc:creator>artur </dc:creator>
    <meta:editing-duration>PT16H00M33S</meta:editing-duration>
    <meta:editing-cycles>41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5"/>
  </office:meta>
</office:document-meta>
</file>